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897cm" style:rel-column-width="2776*"/>
    </style:style>
    <style:style style:name="Tabla1.B" style:family="table-column">
      <style:table-column-properties style:column-width="6.435cm" style:rel-column-width="3648*"/>
    </style:style>
    <style:style style:name="Tabla1.C" style:family="table-column">
      <style:table-column-properties style:column-width="5.666cm" style:rel-column-width="321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Heading">Opción</text:p>
          </table:table-cell>
          <table:table-cell table:style-name="Tabla1.A1" office:value-type="string">
            <text:p text:style-name="Table_20_Heading">Efecto</text:p>
          </table:table-cell>
          <table:table-cell table:style-name="Tabla1.C1" office:value-type="string">
            <text:p text:style-name="Table_20_Heading">Destino por defecto</text:p>
          </table:table-cell>
        </table:table-row>
        <table:table-row>
          <table:table-cell table:style-name="Tabla1.A2" office:value-type="string">
            <text:p text:style-name="Table_20_Contents">Mis documentos</text:p>
          </table:table-cell>
          <table:table-cell table:style-name="Tabla1.A2" office:value-type="string">
            <text:p text:style-name="Table_20_Contents">Copia el contenido de la carpeta Mis documentos de Windows conservando la misma estructura interna.</text:p>
          </table:table-cell>
          <table:table-cell table:style-name="Tabla1.C2" office:value-type="string">
            <text:p text:style-name="Table_20_Contents">Directorio 'home' del usuario. Se recomienda cambiar el destino a alguna subcarpeta en la carpeta personal del usuario en caso de que ya hubiera datos anteriormente u en otra partición en caso de que no hubiera espacio suficiente.</text:p>
          </table:table-cell>
        </table:table-row>
        <table:table-row>
          <table:table-cell table:style-name="Tabla1.A2" office:value-type="string">
            <text:p text:style-name="Table_20_Contents">Escritorio</text:p>
          </table:table-cell>
          <table:table-cell table:style-name="Tabla1.A2" office:value-type="string">
            <text:p text:style-name="Table_20_Contents">Copia los archivos y carpetas que pudiera haber en el escritorio de Windows. Se omiten los accesos directo del escritorio.</text:p>
          </table:table-cell>
          <table:table-cell table:style-name="Tabla1.C2" office:value-type="string">
            <text:p text:style-name="Table_20_Contents">Por defecto se copian los archivos en la carpeta 'Desktop' del usuario y por tanto el contenido podrá visualizarse en el escritorio. Si se selecciona otro destino se creará una carpeta hija de nombre 'Desktop' n dicha ubicación para almacenar los datos</text:p>
          </table:table-cell>
        </table:table-row>
        <table:table-row>
          <table:table-cell table:style-name="Tabla1.A2" office:value-type="string">
            <text:p text:style-name="Table_20_Contents">Descargados del eMule</text:p>
          </table:table-cell>
          <table:table-cell table:style-name="Tabla1.A2" office:value-type="string">
            <text:p text:style-name="Table_20_Contents">Copia los archivos ya descargados por la aplicación P2P eMule.</text:p>
          </table:table-cell>
          <table:table-cell table:style-name="Tabla1.C2" office:value-type="string">
            <text:p text:style-name="Table_20_Contents">Los archivos se copiarán en la carpeta '.aMule/Incoming' dentro del 'home' del usuario. Hay que tener en cuenta que la carpeta de descargdos del eMule de Windows estuviera dentro de 'Mis documentos' se duplicaría la información.</text:p>
          </table:table-cell>
        </table:table-row>
        <table:table-row>
          <table:table-cell table:style-name="Tabla1.A2" office:value-type="string">
            <text:p text:style-name="Table_20_Contents">Temporales del eMule</text:p>
          </table:table-cell>
          <table:table-cell table:style-name="Tabla1.A2" office:value-type="string">
            <text:p text:style-name="Table_20_Contents">Copia las descargas no finalizadas del eMule para que puedan ser reanudadas por aMule en Linux.</text:p>
            <text:p text:style-name="Table_20_Contents">Copia los archivos .met, .part y .part.met</text:p>
          </table:table-cell>
          <table:table-cell table:style-name="Tabla1.C2" office:value-type="string">
            <text:p text:style-name="Table_20_Contents">Los archivos se copiarán en la carpeta '.aMule/Temp' dentro del 'home' del usuario. Hay que tener en cuenta que la carpeta de descargdos del eMule de Windows estuviera dentro de 'Mis documentos' se duplicaría la informació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Heading">Opción</text:p>
          </table:table-cell>
          <table:table-cell table:style-name="Tabla2.A1" office:value-type="string">
            <text:p text:style-name="Table_20_Heading">Efecto</text:p>
          </table:table-cell>
          <table:table-cell table:style-name="Tabla2.C1" office:value-type="string">
            <text:p text:style-name="Table_20_Heading">Destino</text:p>
          </table:table-cell>
        </table:table-row>
        <table:table-row>
          <table:table-cell table:style-name="Tabla2.A2" office:value-type="string">
            <text:p text:style-name="Table_20_Contents">Mozilla-Thunderbird</text:p>
          </table:table-cell>
          <table:table-cell table:style-name="Tabla2.A2" office:value-type="string">
            <text:p text:style-name="Table_20_Contents">Importa integramente la configuración de Thunderbird de Windows permitiendo usar el programa exactamente igual que antes.</text:p>
          </table:table-cell>
          <table:table-cell table:style-name="Tabla2.C2" office:value-type="string">
            <text:p text:style-name="Table_20_Contents">Sobreescribe las posibles configuraciones que estuvieran almacenadas en la carpeta '.Mozilla-Thunderbird'</text:p>
          </table:table-cell>
        </table:table-row>
        <table:table-row>
          <table:table-cell table:style-name="Tabla2.A2" office:value-type="string">
            <text:p text:style-name="Table_20_Contents">Outlook &gt;&gt; Carpetas de correo</text:p>
          </table:table-cell>
          <table:table-cell table:style-name="Tabla2.A2" office:value-type="string">
            <text:p text:style-name="Table_20_Contents">Importa y convierte los correos ya descargados en Microsoft Outlook (versión integrada en MS Office) para que puedan ser accesibles mediante Evolution.</text:p>
            <text:p text:style-name="Table_20_Contents">Véase la parte Outlook 2003</text:p>
          </table:table-cell>
          <table:table-cell table:style-name="Tabla2.C2" office:value-type="string">
            <text:p text:style-name="Table_20_Contents">Carpeta de correo local de Evolution.</text:p>
            <text:p text:style-name="Table_20_Contents">('.evolution/mail/local')</text:p>
          </table:table-cell>
        </table:table-row>
        <table:table-row>
          <table:table-cell table:style-name="Tabla2.A2" office:value-type="string">
            <text:p text:style-name="Table_20_Contents">Outlook &gt;&gt; Cuentas de correo</text:p>
          </table:table-cell>
          <table:table-cell table:style-name="Tabla2.A2" office:value-type="string">
            <text:p text:style-name="Table_20_Contents">Importa la configuración de la cuenta seleccionada para que pueda ser usada en Evolution. Compatible con cuentas POP3 e IMAP.</text:p>
          </table:table-cell>
          <table:table-cell table:style-name="Tabla2.C2" office:value-type="string">
            <text:p text:style-name="Table_20_Contents">Configuración interna de Evolution.</text:p>
          </table:table-cell>
        </table:table-row>
        <table:table-row>
          <table:table-cell table:style-name="Tabla2.A2" office:value-type="string">
            <text:p text:style-name="Table_20_Contents">Outlook &gt;&gt; Carpetas de correo</text:p>
          </table:table-cell>
          <table:table-cell table:style-name="Tabla2.A2" office:value-type="string">
            <text:p text:style-name="Table_20_Contents">Importa y convierte los correos ya descargados en Microsoft Outlook Express (integrado por defecto en Windows) para que puedan ser accesibles mediante Evolution.</text:p>
          </table:table-cell>
          <table:table-cell table:style-name="Tabla2.C2" office:value-type="string">
            <text:p text:style-name="Table_20_Contents">Carpeta de correo local de Evolution.</text:p>
            <text:p text:style-name="Table_20_Contents">('.evolution/mail/local')</text:p>
          </table:table-cell>
        </table:table-row>
        <table:table-row>
          <table:table-cell table:style-name="Tabla2.A2" office:value-type="string">
            <text:p text:style-name="Table_20_Contents">Outlook &gt;&gt; Cuentas de correo</text:p>
          </table:table-cell>
          <table:table-cell table:style-name="Tabla2.A2" office:value-type="string">
            <text:p text:style-name="Table_20_Contents">Importa la configuración de la cuenta seleccionada para que pueda ser usada en Evolution. Compatible con cuentas POP3 e IMAP.</text:p>
          </table:table-cell>
          <table:table-cell table:style-name="Tabla2.C2" office:value-type="string">
            <text:p text:style-name="Table_20_Contents">Configuración interna de Evolution.</text:p>
          </table:table-cell>
        </table:table-row>
        <table:table-row>
          <table:table-cell table:style-name="Tabla2.A2" office:value-type="string">
            <text:p text:style-name="Table_20_Contents">IExplorer</text:p>
          </table:table-cell>
          <table:table-cell table:style-name="Tabla2.A2" office:value-type="string">
            <text:p text:style-name="Table_20_Contents">Importa los enlaces favoritos almacenados en Internet Explorer.</text:p>
          </table:table-cell>
          <table:table-cell table:style-name="Tabla2.C2" office:value-type="string">
            <text:p text:style-name="Table_20_Contents">Fichero de marcadores de Firefox.</text:p>
            <text:p text:style-name="Table_20_Contents">(se crea copia de seguridad antes de modificarlo)</text:p>
          </table:table-cell>
        </table:table-row>
        <table:table-row>
          <table:table-cell table:style-name="Tabla2.A2" office:value-type="string">
            <text:p text:style-name="Table_20_Contents">Firefox</text:p>
          </table:table-cell>
          <table:table-cell table:style-name="Tabla2.A2" office:value-type="string">
            <text:p text:style-name="Table_20_Contents">Importa los marcadores almacenados en Mozilla Firefox de Windows</text:p>
          </table:table-cell>
          <table:table-cell table:style-name="Tabla2.C2" office:value-type="string">
            <text:p text:style-name="Table_20_Contents">Fichero de marcadores de Firefox.</text:p>
            <text:p text:style-name="Table_20_Contents">(se crea copia de seguridad antes de modificarlo)</text:p>
          </table:table-cell>
        </table:table-row>
        <table:table-row>
          <table:table-cell table:style-name="Tabla2.A2" office:value-type="string">
            <text:p text:style-name="Table_20_Contents">Opera</text:p>
          </table:table-cell>
          <table:table-cell table:style-name="Tabla2.A2" office:value-type="string">
            <text:p text:style-name="Table_20_Contents">Importa los marcadores almacenados en el navegador Opera</text:p>
          </table:table-cell>
          <table:table-cell table:style-name="Tabla2.C2" office:value-type="string">
            <text:p text:style-name="Table_20_Contents">Fichero de marcadores de Firefox.</text:p>
            <text:p text:style-name="Table_20_Contents">(se crea copia de seguridad antes de modificarlo)</text:p>
          </table:table-cell>
        </table:table-row>
        <table:table-row>
          <table:table-cell table:style-name="Tabla2.A2" office:value-type="string">
            <text:p text:style-name="Table_20_Contents">Fuentes</text:p>
          </table:table-cell>
          <table:table-cell table:style-name="Tabla2.A2" office:value-type="string">
            <text:p text:style-name="Table_20_Contents">Importa las fuentes True-type almacedas en el directorio WINDOWS\Fonts</text:p>
          </table:table-cell>
          <table:table-cell table:style-name="Tabla2.C2" office:value-type="string">
            <text:p text:style-name="Table_20_Contents">Carpeta '.fonts' dentro de la carpeta personal del usuario por tanto sólo tendrá efecto para ese usuario</text:p>
          </table:table-cell>
        </table:table-row>
        <table:table-row>
          <table:table-cell table:style-name="Tabla2.A2" office:value-type="string">
            <text:p text:style-name="Table_20_Contents">Fondo de escritorio</text:p>
          </table:table-cell>
          <table:table-cell table:style-name="Tabla2.A2" office:value-type="string">
            <text:p text:style-name="Table_20_Contents">Copia e instala la imagen establecida como fondo de escritorio en Windows. Valido tanto para Gnome como para KDE</text:p>
          </table:table-cell>
          <table:table-cell table:style-name="Tabla2.C2" office:value-type="string">
            <text:p text:style-name="Table_20_Contents">Ruta elegida para la copia de ficheros</text:p>
          </table:table-cell>
        </table:table-row>
        <table:table-row>
          <table:table-cell table:style-name="Tabla2.A2" office:value-type="string">
            <text:p text:style-name="Table_20_Contents">eMule</text:p>
          </table:table-cell>
          <table:table-cell table:style-name="Tabla2.A2" office:value-type="string">
            <text:p text:style-name="Table_20_Contents">Importa la configuración de eMule y la adapta para que sea compatible con aMule. </text:p>
          </table:table-cell>
          <table:table-cell table:style-name="Tabla2.C2" office:value-type="string">
            <text:p text:style-name="Table_20_Contents">Fichero 'preferences.ini' dentro de la carpeta '.aMule'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creation-date>2007-03-26T17:39:55</meta:creation-date>
    <dc:date>2007-03-26T18:10:55</dc:date>
    <dc:language>es-ES</dc:language>
    <meta:editing-cycles>3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58" meta:word-count="548" meta:character-count="3552"/>
  </office:meta>
</office:document-meta>
</file>